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abb2bf" loext:opacity="100%" style:font-name="Consolas" fo:font-size="10.5pt" fo:font-weight="normal" fo:background-color="#282c34"/>
    </style:style>
    <style:style style:name="P2" style:family="paragraph" style:parent-style-name="Standard">
      <style:paragraph-properties style:line-height-at-least="0.503cm"/>
      <style:text-properties fo:color="#abb2bf" loext:opacity="100%" fo:background-color="#282c34"/>
    </style:style>
    <style:style style:name="P3" style:family="paragraph" style:parent-style-name="Standard">
      <style:paragraph-properties style:line-height-at-least="0.503cm"/>
      <style:text-properties fo:color="#5c6370" loext:opacity="100%" style:font-name="Consolas" fo:font-size="10.5pt" fo:font-style="italic" fo:font-weight="normal" fo:background-color="#282c34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c678dd" loext:opacity="100%"/>
    </style:style>
    <style:style style:name="T2" style:family="text">
      <style:text-properties fo:color="#c678dd" loext:opacity="100%" style:font-name="Consolas" fo:font-size="10.5pt" fo:font-weight="normal"/>
    </style:style>
    <style:style style:name="T3" style:family="text">
      <style:text-properties fo:color="#d19a66" loext:opacity="100%"/>
    </style:style>
    <style:style style:name="T4" style:family="text">
      <style:text-properties fo:color="#d19a66" loext:opacity="100%" style:font-name="Consolas" fo:font-size="10.5pt" fo:font-weight="normal"/>
    </style:style>
    <style:style style:name="T5" style:family="text">
      <style:text-properties fo:color="#56b6c2" loext:opacity="100%"/>
    </style:style>
    <style:style style:name="T6" style:family="text">
      <style:text-properties fo:color="#56b6c2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5c6370" loext:opacity="100%" style:font-name="Consolas" fo:font-size="10.5pt" fo:font-style="italic" fo:font-weight="normal"/>
    </style:style>
    <style:style style:name="T9" style:family="text">
      <style:text-properties fo:color="#98c379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matplotlib.pyplot <text:span text:style-name="T1">as</text:span> plt</text:p>
      <text:p text:style-name="P1"><text:span text:style-name="T1">from</text:span> sklearn <text:span text:style-name="T1">import</text:span> datasets</text:p>
      <text:p text:style-name="P1"><text:span text:style-name="T1">from</text:span> sklearn.cluster <text:span text:style-name="T1">import</text:span> KMeans</text:p>
      <text:p text:style-name="P1"><text:span text:style-name="T1">from</text:span> sklearn.decomposition <text:span text:style-name="T1">import</text:span> PCA</text:p>
      <text:p text:style-name="P4"/>
      <text:p text:style-name="P3"># Load the Iris dataset</text:p>
      <text:p text:style-name="P1">iris <text:span text:style-name="T1">=</text:span> datasets.load_iris()</text:p>
      <text:p text:style-name="P1">X <text:span text:style-name="T1">=</text:span> iris.data</text:p>
      <text:p text:style-name="P1">y <text:span text:style-name="T1">=</text:span> iris.target</text:p>
      <text:p text:style-name="P4"/>
      <text:p text:style-name="P3"># Reduce the dimensionality of the data to 2 dimensions for plotting</text:p>
      <text:p text:style-name="P1">pca <text:span text:style-name="T1">=</text:span> PCA(<text:span text:style-name="T3">n_components</text:span><text:span text:style-name="T1">=</text:span><text:span text:style-name="T3">2</text:span>)</text:p>
      <text:p text:style-name="P1">X_r <text:span text:style-name="T1">=</text:span> pca.fit_transform(X)</text:p>
      <text:p text:style-name="P4"/>
      <text:p text:style-name="P3"># Create subplots for each value of k</text:p>
      <text:p text:style-name="P1">fig, axes <text:span text:style-name="T1">=</text:span> plt.subplots(<text:span text:style-name="T3">1</text:span>, <text:span text:style-name="T3">3</text:span>, <text:span text:style-name="T3">figsize</text:span><text:span text:style-name="T1">=</text:span>(<text:span text:style-name="T3">15</text:span>, <text:span text:style-name="T3">5</text:span>))</text:p>
      <text:p text:style-name="P1">plt.subplots_adjust(<text:span text:style-name="T3">left</text:span><text:span text:style-name="T1">=</text:span><text:span text:style-name="T3">0.02</text:span>, <text:span text:style-name="T3">right</text:span><text:span text:style-name="T1">=</text:span><text:span text:style-name="T3">0.98</text:span>, <text:span text:style-name="T3">wspace</text:span><text:span text:style-name="T1">=</text:span><text:span text:style-name="T3">0.2</text:span>)</text:p>
      <text:p text:style-name="P4"/>
      <text:p text:style-name="P3"># Perform k-means clustering with k=3, 4, and 5</text:p>
      <text:p text:style-name="P1"><text:span text:style-name="T1">for</text:span> k, ax <text:span text:style-name="T1">in</text:span> <text:span text:style-name="T5">zip</text:span>([<text:span text:style-name="T3">3</text:span>, <text:span text:style-name="T3">4</text:span>, <text:span text:style-name="T3">5</text:span>], axes):</text:p>
      <text:p text:style-name="P2">    <text:span text:style-name="T7">kmeans </text:span><text:span text:style-name="T2">=</text:span><text:span text:style-name="T7"> KMeans(</text:span><text:span text:style-name="T4">n_clusters</text:span><text:span text:style-name="T2">=</text:span><text:span text:style-name="T7">k, </text:span><text:span text:style-name="T4">random_state</text:span><text:span text:style-name="T2">=</text:span><text:span text:style-name="T4">42</text:span><text:span text:style-name="T7">)</text:span></text:p>
      <text:p text:style-name="P2">    <text:span text:style-name="T7">kmeans.fit(X)</text:span></text:p>
      <text:p text:style-name="P2">    <text:span text:style-name="T7">labels </text:span><text:span text:style-name="T2">=</text:span><text:span text:style-name="T7"> kmeans.labels_</text:span></text:p>
      <text:p text:style-name="P4"/>
      <text:p text:style-name="P2">    <text:span text:style-name="T8"># Plot the data points with different colors for each cluster</text:span></text:p>
      <text:p text:style-name="P2">    <text:span text:style-name="T7">colors </text:span><text:span text:style-name="T2">=</text:span><text:span text:style-name="T7"> [</text:span><text:span text:style-name="T9">'red'</text:span><text:span text:style-name="T7">, </text:span><text:span text:style-name="T9">'green'</text:span><text:span text:style-name="T7">, </text:span><text:span text:style-name="T9">'blue'</text:span><text:span text:style-name="T7">, </text:span><text:span text:style-name="T9">'purple'</text:span><text:span text:style-name="T7">, </text:span><text:span text:style-name="T9">'orange'</text:span><text:span text:style-name="T7">]</text:span></text:p>
      <text:p text:style-name="P2">    <text:span text:style-name="T2">for</text:span><text:span text:style-name="T7"> i </text:span><text:span text:style-name="T2">in</text:span><text:span text:style-name="T7"> </text:span><text:span text:style-name="T6">range</text:span><text:span text:style-name="T7">(k):</text:span></text:p>
      <text:p text:style-name="P2">        <text:span text:style-name="T7">ax.scatter(X_r[labels </text:span><text:span text:style-name="T2">==</text:span><text:span text:style-name="T7"> i, </text:span><text:span text:style-name="T4">0</text:span><text:span text:style-name="T7">], X_r[labels </text:span><text:span text:style-name="T2">==</text:span><text:span text:style-name="T7"> i, </text:span><text:span text:style-name="T4">1</text:span><text:span text:style-name="T7">],</text:span></text:p>
      <text:p text:style-name="P2">                   <text:span text:style-name="T4">label</text:span><text:span text:style-name="T2">=f</text:span><text:span text:style-name="T9">'Cluster </text:span><text:span text:style-name="T4">{</text:span><text:span text:style-name="T7">i </text:span><text:span text:style-name="T2">+</text:span><text:span text:style-name="T7"> </text:span><text:span text:style-name="T4">1}</text:span><text:span text:style-name="T9">'</text:span><text:span text:style-name="T7">, </text:span><text:span text:style-name="T4">c</text:span><text:span text:style-name="T2">=</text:span><text:span text:style-name="T7">colors[i])</text:span></text:p>
      <text:p text:style-name="P4"/>
      <text:p text:style-name="P2">    <text:span text:style-name="T7">ax.set_title(</text:span><text:span text:style-name="T2">f</text:span><text:span text:style-name="T9">'k = </text:span><text:span text:style-name="T4">{</text:span><text:span text:style-name="T7">k</text:span><text:span text:style-name="T4">}</text:span><text:span text:style-name="T9">'</text:span><text:span text:style-name="T7">)</text:span></text:p>
      <text:p text:style-name="P2">    <text:span text:style-name="T7">ax.legend()</text:span></text:p>
      <text:p text:style-name="P4"/>
      <text:p text:style-name="P1">plt.show()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30T16:04:17.365000000</meta:creation-date>
    <dc:date>2023-10-30T16:04:42.552000000</dc:date>
    <meta:editing-duration>PT25S</meta:editing-duration>
    <meta:editing-cycles>1</meta:editing-cycles>
    <meta:document-statistic meta:table-count="0" meta:image-count="0" meta:object-count="0" meta:page-count="1" meta:paragraph-count="27" meta:word-count="131" meta:character-count="954" meta:non-whitespace-character-count="791"/>
    <meta:generator>LibreOffice/7.3.2.2$Windows_X86_64 LibreOffice_project/49f2b1bff42cfccbd8f788c8dc32c1c309559be0</meta:generator>
  </office:meta>
</office:document-meta>
</file>